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Mono" fo:language="zxx" fo:country="none" officeooo:rsid="00140cc9" officeooo:paragraph-rsid="00140cc9" style:language-asian="zxx" style:country-asian="none" style:language-complex="zxx" style:country-complex="none"/>
    </style:style>
    <style:style style:name="P2" style:family="paragraph" style:parent-style-name="Standard">
      <style:text-properties style:font-name="Liberation Mono" fo:language="zxx" fo:country="none" officeooo:rsid="00140cc9" officeooo:paragraph-rsid="001d520d"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Liberation Mono" fo:language="zxx" fo:country="none" officeooo:rsid="00140cc9" officeooo:paragraph-rsid="00140cc9" style:language-asian="zxx" style:country-asian="none" style:language-complex="zxx" style:country-complex="none"/>
    </style:style>
    <style:style style:name="P4" style:family="paragraph" style:parent-style-name="Standard">
      <style:text-properties style:font-name="Liberation Mono" fo:language="zxx" fo:country="none" officeooo:rsid="00207bab" officeooo:paragraph-rsid="00207bab" style:language-asian="zxx" style:country-asian="none" style:language-complex="zxx" style:country-complex="none"/>
    </style:style>
    <style:style style:name="P5" style:family="paragraph" style:parent-style-name="Standard">
      <style:text-properties style:font-name="Liberation Mono" fo:language="zxx" fo:country="none" fo:font-weight="bold" officeooo:rsid="00140cc9" officeooo:paragraph-rsid="00140cc9" style:language-asian="zxx" style:country-asian="none" style:font-weight-asian="bold" style:language-complex="zxx" style:country-complex="none" style:font-weight-complex="bold"/>
    </style:style>
    <style:style style:name="P6" style:family="paragraph" style:parent-style-name="Standard">
      <style:text-properties style:font-name="Liberation Mono" fo:language="zxx" fo:country="none" fo:font-weight="bold" officeooo:rsid="001fe0a7" officeooo:paragraph-rsid="001fe0a7" style:language-asian="zxx" style:country-asian="none" style:font-weight-asian="bold" style:language-complex="zxx" style:country-complex="none" style:font-weight-complex="bold"/>
    </style:style>
    <style:style style:name="P7" style:family="paragraph" style:parent-style-name="Standard">
      <style:paragraph-properties fo:text-align="center" style:justify-single-word="false"/>
      <style:text-properties style:font-name="Liberation Mono" fo:font-size="16pt" fo:language="zxx" fo:country="none" fo:font-weight="bold" officeooo:rsid="0012cd25" officeooo:paragraph-rsid="0012cd25" style:font-size-asian="16pt" style:language-asian="zxx" style:country-asian="none" style:font-weight-asian="bold" style:font-size-complex="16pt" style:language-complex="zxx" style:country-complex="none" style:font-weight-complex="bold"/>
    </style:style>
    <style:style style:name="P8" style:family="paragraph" style:parent-style-name="Standard">
      <style:text-properties style:font-name="Liberation Mono" fo:font-size="14pt" fo:language="zxx" fo:country="none" fo:font-weight="bold" officeooo:rsid="00140cc9" officeooo:paragraph-rsid="00140cc9"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style:font-name="Liberation Mono" fo:font-size="14pt" fo:language="zxx" fo:country="none" fo:font-weight="bold" officeooo:rsid="00188598" officeooo:paragraph-rsid="00188598"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style:font-name="Liberation Mono" fo:font-size="14pt" fo:language="zxx" fo:country="none" fo:font-weight="bold" officeooo:rsid="001fe0a7" officeooo:paragraph-rsid="001fe0a7" style:font-size-asian="12.25pt" style:language-asian="zxx" style:country-asian="none" style:font-weight-asian="bold" style:font-size-complex="14pt" style:language-complex="zxx" style:country-complex="none" style:font-weight-complex="bold"/>
    </style:style>
    <style:style style:name="P11" style:family="paragraph" style:parent-style-name="Standard" style:list-style-name="L1">
      <style:text-properties style:font-name="Liberation Mono" fo:language="zxx" fo:country="none" officeooo:rsid="00140cc9" officeooo:paragraph-rsid="001d520d" style:language-asian="zxx" style:country-asian="none" style:language-complex="zxx" style:country-complex="none"/>
    </style:style>
    <style:style style:name="P12" style:family="paragraph" style:parent-style-name="Standard" style:list-style-name="L2">
      <style:text-properties style:font-name="Liberation Mono" fo:language="zxx" fo:country="none" officeooo:rsid="00140cc9" officeooo:paragraph-rsid="00140cc9" style:language-asian="zxx" style:country-asian="none" style:language-complex="zxx" style:country-complex="none"/>
    </style:style>
    <style:style style:name="P13" style:family="paragraph" style:parent-style-name="Standard" style:list-style-name="L3">
      <style:text-properties style:font-name="Liberation Mono" fo:language="zxx" fo:country="none" officeooo:rsid="00140cc9" officeooo:paragraph-rsid="00140cc9" style:language-asian="zxx" style:country-asian="none" style:language-complex="zxx" style:country-complex="none"/>
    </style:style>
    <style:style style:name="P14" style:family="paragraph" style:parent-style-name="Standard" style:list-style-name="L4">
      <style:text-properties style:font-name="Liberation Mono" fo:language="zxx" fo:country="none" officeooo:rsid="00140cc9" officeooo:paragraph-rsid="00140cc9" style:language-asian="zxx" style:country-asian="none" style:language-complex="zxx" style:country-complex="none"/>
    </style:style>
    <style:style style:name="P15" style:family="paragraph" style:parent-style-name="Standard" style:list-style-name="L5">
      <style:text-properties style:font-name="Liberation Mono" fo:language="zxx" fo:country="none" officeooo:rsid="00140cc9" officeooo:paragraph-rsid="00140cc9" style:language-asian="zxx" style:country-asian="none" style:language-complex="zxx" style:country-complex="none"/>
    </style:style>
    <style:style style:name="P16" style:family="paragraph" style:parent-style-name="Standard" style:list-style-name="L6">
      <style:text-properties style:font-name="Liberation Mono" fo:language="zxx" fo:country="none" officeooo:rsid="00140cc9" officeooo:paragraph-rsid="00140cc9" style:language-asian="zxx" style:country-asian="none" style:language-complex="zxx" style:country-complex="none"/>
    </style:style>
    <style:style style:name="P17" style:family="paragraph" style:parent-style-name="Standard" style:list-style-name="L7">
      <style:text-properties style:font-name="Liberation Mono" fo:language="zxx" fo:country="none" officeooo:rsid="00140cc9" officeooo:paragraph-rsid="00140cc9" style:language-asian="zxx" style:country-asian="none" style:language-complex="zxx" style:country-complex="none"/>
    </style:style>
    <style:style style:name="P18" style:family="paragraph" style:parent-style-name="Standard" style:list-style-name="L8">
      <style:text-properties style:font-name="Liberation Mono" fo:language="zxx" fo:country="none" officeooo:rsid="00140cc9" officeooo:paragraph-rsid="00140cc9" style:language-asian="zxx" style:country-asian="none" style:language-complex="zxx" style:country-complex="none"/>
    </style:style>
    <style:style style:name="P19" style:family="paragraph" style:parent-style-name="Standard" style:list-style-name="L9">
      <style:text-properties style:font-name="Liberation Mono" fo:language="zxx" fo:country="none" officeooo:rsid="00140cc9" officeooo:paragraph-rsid="00140cc9" style:language-asian="zxx" style:country-asian="none" style:language-complex="zxx" style:country-complex="none"/>
    </style:style>
    <style:style style:name="P20" style:family="paragraph" style:parent-style-name="Standard" style:list-style-name="L11">
      <style:text-properties style:font-name="Liberation Mono" fo:language="zxx" fo:country="none" officeooo:rsid="00207bab" officeooo:paragraph-rsid="00207bab" style:language-asian="zxx" style:country-asian="none" style:language-complex="zxx" style:country-complex="none"/>
    </style:style>
    <style:style style:name="P21" style:family="paragraph" style:parent-style-name="Standard" style:list-style-name="L11">
      <style:text-properties style:font-name="Liberation Mono" fo:language="zxx" fo:country="none" officeooo:rsid="00207da2" officeooo:paragraph-rsid="00207da2" style:language-asian="zxx" style:country-asian="none" style:language-complex="zxx" style:country-complex="none"/>
    </style:style>
    <style:style style:name="P22" style:family="paragraph" style:parent-style-name="Standard" style:list-style-name="L11">
      <style:text-properties style:font-name="Liberation Mono" fo:language="zxx" fo:country="none" officeooo:rsid="00225945" officeooo:paragraph-rsid="00225945" style:language-asian="zxx" style:country-asian="none" style:language-complex="zxx" style:country-complex="none"/>
    </style:style>
    <style:style style:name="P23" style:family="paragraph" style:parent-style-name="Standard" style:list-style-name="L11">
      <style:text-properties style:font-name="Liberation Mono" fo:language="zxx" fo:country="none" officeooo:rsid="003303c1" officeooo:paragraph-rsid="003303c1" style:language-asian="zxx" style:country-asian="none" style:language-complex="zxx" style:country-complex="none"/>
    </style:style>
    <style:style style:name="P24" style:family="paragraph" style:parent-style-name="Standard" style:list-style-name="L11">
      <style:text-properties style:font-name="Liberation Mono" fo:language="zxx" fo:country="none" officeooo:rsid="00230652" officeooo:paragraph-rsid="00230652" style:language-asian="zxx" style:country-asian="none" style:language-complex="zxx" style:country-complex="none"/>
    </style:style>
    <style:style style:name="P25" style:family="paragraph" style:parent-style-name="Standard" style:list-style-name="L11">
      <style:text-properties style:font-name="Liberation Mono" fo:language="zxx" fo:country="none" officeooo:rsid="002b1cae" officeooo:paragraph-rsid="002b1cae" style:language-asian="zxx" style:country-asian="none" style:language-complex="zxx" style:country-complex="none"/>
    </style:style>
    <style:style style:name="P26" style:family="paragraph" style:parent-style-name="Standard" style:list-style-name="L11">
      <style:text-properties style:font-name="Liberation Mono" fo:language="zxx" fo:country="none" officeooo:rsid="002e3c4a" officeooo:paragraph-rsid="002e3c4a" style:language-asian="zxx" style:country-asian="none" style:language-complex="zxx" style:country-complex="none"/>
    </style:style>
    <style:style style:name="P27" style:family="paragraph" style:parent-style-name="Standard" style:list-style-name="L12">
      <style:text-properties style:font-name="Liberation Mono" fo:language="zxx" fo:country="none" officeooo:rsid="003450d2" officeooo:paragraph-rsid="003450d2" style:language-asian="zxx" style:country-asian="none" style:language-complex="zxx" style:country-complex="none"/>
    </style:style>
    <style:style style:name="P28" style:family="paragraph" style:parent-style-name="Standard" style:list-style-name="L12">
      <style:text-properties style:font-name="Liberation Mono" fo:language="zxx" fo:country="none" officeooo:rsid="0037fcf8" officeooo:paragraph-rsid="0037fcf8" style:language-asian="zxx" style:country-asian="none" style:language-complex="zxx" style:country-complex="none"/>
    </style:style>
    <style:style style:name="P29" style:family="paragraph" style:parent-style-name="Standard" style:list-style-name="L12">
      <style:text-properties style:font-name="Liberation Mono" fo:language="zxx" fo:country="none" officeooo:rsid="003a7f55" officeooo:paragraph-rsid="003a7f55" style:language-asian="zxx" style:country-asian="none" style:language-complex="zxx" style:country-complex="none"/>
    </style:style>
    <style:style style:name="P30" style:family="paragraph" style:parent-style-name="Standard" style:list-style-name="L10">
      <style:text-properties style:font-name="Liberation Mono" fo:language="zxx" fo:country="none" fo:font-weight="normal" officeooo:rsid="00282275" officeooo:paragraph-rsid="00282275" style:language-asian="zxx" style:country-asian="none" style:font-weight-asian="normal" style:language-complex="zxx" style:country-complex="none" style:font-weight-complex="normal"/>
    </style:style>
    <style:style style:name="T1" style:family="text">
      <style:text-properties officeooo:rsid="00140cc9"/>
    </style:style>
    <style:style style:name="T2" style:family="text">
      <style:text-properties officeooo:rsid="0016f2ab"/>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fe0a7"/>
    </style:style>
    <style:style style:name="T5" style:family="text">
      <style:text-properties fo:font-style="normal" style:font-style-asian="normal" style:font-style-complex="normal"/>
    </style:style>
    <style:style style:name="T6" style:family="text">
      <style:text-properties officeooo:rsid="0024a1ee"/>
    </style:style>
    <style:style style:name="T7" style:family="text">
      <style:text-properties officeooo:rsid="00253fda"/>
    </style:style>
    <style:style style:name="T8" style:family="text">
      <style:text-properties officeooo:rsid="0025743f"/>
    </style:style>
    <style:style style:name="T9" style:family="text">
      <style:text-properties officeooo:rsid="002574c1"/>
    </style:style>
    <style:style style:name="T10" style:family="text">
      <style:text-properties officeooo:rsid="0029ab65"/>
    </style:style>
    <style:style style:name="T11" style:family="text">
      <style:text-properties officeooo:rsid="002b0e85"/>
    </style:style>
    <style:style style:name="T12" style:family="text">
      <style:text-properties officeooo:rsid="002d0623"/>
    </style:style>
    <style:style style:name="T13" style:family="text">
      <style:text-properties officeooo:rsid="0031a291"/>
    </style:style>
    <style:style style:name="T14" style:family="text">
      <style:text-properties officeooo:rsid="00349570"/>
    </style:style>
    <style:style style:name="T15" style:family="text">
      <style:text-properties officeooo:rsid="00366f00"/>
    </style:style>
    <style:style style:name="T16" style:family="text">
      <style:text-properties officeooo:rsid="003a7f55"/>
    </style:style>
    <style:style style:name="T17" style:family="text">
      <style:text-properties officeooo:rsid="003aa9e6"/>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GETTO <text:span text:style-name="T1">DB</text:span></text:p>
      <text:p text:style-name="P2"><text:span text:style-name="T3">Richieste:</text:span> </text:p>
      <text:list xml:id="list3181765956" text:style-name="L1">
        <text:list-item>
          <text:p text:style-name="P11">Descrizione dettagliata</text:p>
        </text:list-item>
        <text:list-item>
          <text:p text:style-name="P11">Analisi della specifica</text:p>
        </text:list-item>
        <text:list-item>
          <text:p text:style-name="P11">Glossario dei termini</text:p>
        </text:list-item>
        <text:list-item>
          <text:p text:style-name="P11">Schema Entità/Relazioni</text:p>
        </text:list-item>
        <text:list-item>
          <text:p text:style-name="P11">Commenti sulle scelte progettuali effettuate</text:p>
        </text:list-item>
      </text:list>
      <text:p text:style-name="P1"/>
      <text:p text:style-name="P8">Introduzione:</text:p>
      <text:p text:style-name="P1">Viene richiesto di creare un’applicazione per la gestione di un campionato mondiale di automobili. Tale applicazione dovrà caratterizzare ogni aspetto relativo al campionato, ai circuiti, alle gare e alle scuderie che partecipano.</text:p>
      <text:p text:style-name="P1">Infatti, un’applicazione di questi tipo caratterizza non solo le categorie di piloti che formano l’equipaggio ma anche le vetture e le componenti di cui sono dotate. Inoltre, essa deve essere in grado di memorizzare i risultati conseguiti da ciascuna vettura nel corso delle gare di una stagione.</text:p>
      <text:p text:style-name="P1">I piloti possono essere membri dell’equipaggio e finanziatori della scuderia stessa. Quest’ultima si dota di autovetture, le quali sono assemblate a partire da diversi componenti, prodotti da costruttori diversi.</text:p>
      <text:p text:style-name="P1">Se una vettura partecipa ad una gara conseguirà dei punti a seconda della sua posizione ricoperta al termine della stessa.</text:p>
      <text:p text:style-name="P1"/>
      <text:p text:style-name="P5">A. Gestione del campionato:</text:p>
      <text:list xml:id="list3760437504" text:style-name="L2">
        <text:list-item>
          <text:p text:style-name="P12">Registrazione di una nuova gara al campionato;</text:p>
        </text:list-item>
        <text:list-item>
          <text:p text:style-name="P12">Assegnazione della gara al circuito nel quale si svolge;</text:p>
        </text:list-item>
        <text:list-item>
          <text:p text:style-name="P12">Iscrizione delle vetture di una scuderia al campionato;</text:p>
        </text:list-item>
        <text:list-item>
          <text:p text:style-name="P12">Visualizzazione dei risultati ottenuti da ciascuna vettura;</text:p>
        </text:list-item>
      </text:list>
      <text:p text:style-name="P5">B. Gestione delle scuderie:</text:p>
      <text:list xml:id="list3192641714" text:style-name="L3">
        <text:list-item>
          <text:p text:style-name="P13">Assegnamento delle vetture alle scuderie che le gestiscono;</text:p>
        </text:list-item>
        <text:list-item>
          <text:p text:style-name="P13">Gestione dei finanziatori e dei finanziamenti ottenuti dalla scuderia;</text:p>
        </text:list-item>
      </text:list>
      <text:p text:style-name="P5">C. Gestione delle vetture:</text:p>
      <text:list xml:id="list2572285043" text:style-name="L4">
        <text:list-item>
          <text:p text:style-name="P14">Scelta delle componenti di cui è caratterizzata una vettura;</text:p>
        </text:list-item>
        <text:list-item>
          <text:p text:style-name="P14">Tracciamento dei costruttori responsabili per la creazione delle componenti;</text:p>
        </text:list-item>
        <text:list-item>
          <text:p text:style-name="P14">Acquisto della vettura da parte di una scuderia;</text:p>
        </text:list-item>
        <text:list-item>
          <text:p text:style-name="P14">Affidamento della vettura ad un equipaggio di piloti;</text:p>
        </text:list-item>
      </text:list>
      <text:p text:style-name="P1"/>
      <text:p text:style-name="P5">Occorre gestire le seguenti macro-operazioni:</text:p>
      <text:list xml:id="list2259851684" text:style-name="L5">
        <text:list-item>
          <text:p text:style-name="P15">Registrazione dei dati relativi alle gare e ai circuiti;</text:p>
        </text:list-item>
        <text:list-item>
          <text:p text:style-name="P15">Gestione delle vetture e delle loro componenti prodotte dai costruttori;</text:p>
        </text:list-item>
        <text:list-item>
          <text:p text:style-name="P15">Gestione dei finanziamenti ottenuti da ciascuna scuderia;</text:p>
        </text:list-item>
        <text:list-item>
          <text:p text:style-name="P15">Analisi dei risultati conseguiti da ciascuna vettura;</text:p>
        </text:list-item>
        <text:list-item>
          <text:p text:style-name="P15">Statistiche del campionato in funzione dei piloti e delle vetture partecipanti;</text:p>
        </text:list-item>
        <text:list-item>
          <text:p text:style-name="P15">Classifica finale dei punti;</text:p>
        </text:list-item>
      </text:list>
      <text:p text:style-name="P1"/>
      <text:p text:style-name="P1"><text:soft-page-break/>La difficoltà principale nel dover gestire manualmente questa tipologia di operazioni è da ricercare nell’enorme numero di vetture che potrebbero iscriversi al campionato e del tracciamento dei risultati ottenuti da ciascuna vettura nell’arco dell’intera stagione.</text:p>
      <text:p text:style-name="P1"/>
      <text:p text:style-name="P9">In dettaglio:</text:p>
      <text:p text:style-name="P1">Per ogni circuito andrà memorizzato il nome, il paese nel quale risiede, la lunghezza ed il numero di curve di cui dispone. <text:span text:style-name="T2">O</text:span>gni circuito può essere coinvolto in più gare;</text:p>
      <text:p text:style-name="P1"/>
      <text:p text:style-name="P1">Inoltre, per ogni gara è necessario memorizzare:</text:p>
      <text:list xml:id="list2348058471" text:style-name="L6">
        <text:list-item>
          <text:p text:style-name="P16">il nome e la data dell’evento;</text:p>
        </text:list-item>
        <text:list-item>
          <text:p text:style-name="P16">la sua durata espressa in ore;</text:p>
        </text:list-item>
        <text:list-item>
          <text:p text:style-name="P16">il tipo di gara (asciutta o bagnata).</text:p>
        </text:list-item>
      </text:list>
      <text:p text:style-name="P1"/>
      <text:p text:style-name="P1">Le vetture iscritte ad una gara, al termine della stessa, riceveranno dei punti a seconda del loro piazzamento finale. In caso una vettura non completi una gara, è necessario memorizzare il motivo del ritiro (incidente, guasto meccanico, squalifica);</text:p>
      <text:p text:style-name="P1"/>
      <text:p text:style-name="P1">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1"/>
      <text:p text:style-name="P1">Ciascuna vettura è assemblata a partire da componenti che sono prodotti da uno specifico costruttore.</text:p>
      <text:list xml:id="list1386630724" text:style-name="L7">
        <text:list-item>
          <text:p text:style-name="P17">Ogni componente è caratterizzato da un codice che lo identifica insieme alla macchina su cui viene installato. Inoltre, ogni componente ha un costo specifico.</text:p>
        </text:list-item>
        <text:list-item>
          <text:p text:style-name="P17">In ogni momento deve essere possibile risalire alla data in cui quel determinato componente è stato installato su una vettura.</text:p>
        </text:list-item>
      </text:list>
      <text:p text:style-name="P1"/>
      <text:p text:style-name="P1">Un componente può essere di tre tipi:</text:p>
      <text:list xml:id="list3340134347" text:style-name="L8">
        <text:list-item>
          <text:p text:style-name="P18">Telaio, per cui è necessario sapere il tipo di materiale di cui è composto ed il suo peso;</text:p>
        </text:list-item>
        <text:list-item>
          <text:p text:style-name="P18">Cambio, che può avere un numero di marce variabile tra 7 e 8;</text:p>
        </text:list-item>
        <text:list-item>
          <text:p text:style-name="P18">Motore, esso può variare in termini di cilindrata espressa, tipo motore (turbo o aspirato) ed il numero di cilindri di cui è composto;</text:p>
        </text:list-item>
      </text:list>
      <text:p text:style-name="P1"/>
      <text:p text:style-name="P1">Di un costruttore è importante sapere il nome, la ragione sociale, la sede della fabbrica, ed il numero di componenti che ha fornito.</text:p>
      <text:p text:style-name="P1"/>
      <text:p text:style-name="P1">L’equipaggio di ciascuna vettura è formato da piloti il cui numero di componenti può essere variabile;</text:p>
      <text:p text:style-name="P1"/>
      <text:p text:style-name="P1"><text:span text:style-name="T5">Ogni equipaggio è formato da piloti di cui è importante sapere i</text:span> dati anagrafici (nome, cognome, data di nascita, nazionalità).</text:p>
      <text:p text:style-name="P1"/>
      <text:p text:style-name="P1"><text:soft-page-break/>Di un equipaggio possono far parte piloti professionisti e piloti amatori.</text:p>
      <text:list xml:id="list1162290050" text:style-name="L9">
        <text:list-item>
          <text:p text:style-name="P19">I piloti «PRO» sono piloti che hanno alle loro spalle la partecipazione già a diverse gare e per cui è necessario conoscere il numero di licenze possedute.</text:p>
        </text:list-item>
        <text:list-item>
          <text:p text:style-name="P19">I piloti «AM», invece, sono alle loro prime esperienze nei campionati, di loro è importante conoscere la data di acquisizione della prima licenza.</text:p>
          <text:list>
            <text:list-item>
              <text:p text:style-name="P19">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1"/>
      <text:p text:style-name="P1">Ogni scuderia è responsabile di una o più vetture. Di esse è importante tenere traccia del nome e del paese nel quale è</text:p>
      <text:p text:style-name="P1">presente la sede principale.</text:p>
      <text:p text:style-name="P1">Una scuderia potrebbe ricevere o meno dei finanziamenti da parte di «Gentleman Driver», in tal caso è necessario tenere traccia sia del numero di finanziamenti ottenuti sia la quantità di denaro, a.k.a. quota, ricevuta da ciascun finanziatore.</text:p>
      <text:p text:style-name="P1"/>
      <text:p text:style-name="P3">//<text:span text:style-name="T4">FINE SLIDE//</text:span></text:p>
      <text:p text:style-name="P1"/>
      <text:p text:style-name="P10">Analisi:</text:p>
      <text:p text:style-name="P6">Sostantivo:</text:p>
      <text:list xml:id="list3970173343" text:style-name="L10">
        <text:list-item>
          <text:p text:style-name="P30">Campionato(#gare) [opz<text:span text:style-name="T15">ionale?</text:span>]</text:p>
        </text:list-item>
      </text:list>
      <text:list xml:id="list3587679339" text:style-name="L11">
        <text:list-item>
          <text:p text:style-name="P20">Circuito(<text:span text:style-name="T20">Nome</text:span>, Paese, Lunghezza, #curve)</text:p>
        </text:list-item>
        <text:list-item>
          <text:p text:style-name="P21">Gara(<text:span text:style-name="T21">Nome</text:span>, Data, Durata(ore), Tipo(asciutta-bagnata))</text:p>
        </text:list-item>
        <text:list-item>
          <text:p text:style-name="P22">Vettura(<text:span text:style-name="T9">#gara, Modello, </text:span><text:span text:style-name="T10">Punti, </text:span><text:span text:style-name="T13">Motivo del ritiro</text:span><text:span text:style-name="T9">)</text:span></text:p>
        </text:list-item>
        <text:list-item>
          <text:p text:style-name="P22">Componente(<text:span text:style-name="T6">Codice, Costo)</text:span></text:p>
          <text:list>
            <text:list-item>
              <text:p text:style-name="P23">Telaio(Materiale, Peso)</text:p>
            </text:list-item>
            <text:list-item>
              <text:p text:style-name="P23">Cambio(#marce(7-8))</text:p>
            </text:list-item>
            <text:list-item>
              <text:p text:style-name="P23">Motore(Cilindrata, Tipo Motore, #cilindri)</text:p>
            </text:list-item>
          </text:list>
        </text:list-item>
        <text:list-item>
          <text:p text:style-name="P22">Costruttore(<text:span text:style-name="T7">Nome, Ragione sociale, Sede, #componenti)</text:span></text:p>
        </text:list-item>
        <text:list-item>
          <text:p text:style-name="P24">Pilota(<text:span text:style-name="T6">Nome, Cognome, Data di nascita, nazionalità, </text:span><text:span text:style-name="T11">Equipaggio</text:span><text:span text:style-name="T6">)</text:span></text:p>
          <text:list>
            <text:list-item>
              <text:p text:style-name="P25">PRO<text:span text:style-name="T12">(#licenze)</text:span></text:p>
            </text:list-item>
            <text:list-item>
              <text:p text:style-name="P25">AM<text:span text:style-name="T12">(Data)</text:span></text:p>
            </text:list-item>
            <text:list-item>
              <text:p text:style-name="P25">Gentleman Driver<text:span text:style-name="T12">(#finanziamenti, quota)</text:span></text:p>
            </text:list-item>
          </text:list>
        </text:list-item>
        <text:list-item>
          <text:p text:style-name="P24">Scuderia(<text:span text:style-name="T8">#autovetture, Nome, Sede)</text:span></text:p>
        </text:list-item>
        <text:list-item>
          <text:p text:style-name="P26">[i piloti possono essere finanziatori della scuderia -&gt; <text:span text:style-name="T17">altro attributo?</text:span>]</text:p>
        </text:list-item>
      </text:list>
      <text:p text:style-name="P4"/>
      <text:p text:style-name="P6">Verbo:</text:p>
      <text:list xml:id="list2532093137" text:style-name="L12">
        <text:list-item>
          <text:p text:style-name="P27"><text:span text:style-name="T16">Avviene </text:span>[Circuito – Gara]</text:p>
        </text:list-item>
        <text:list-item>
          <text:p text:style-name="P27"><text:span text:style-name="T16">Corre </text:span>[Gara – Vettura]</text:p>
        </text:list-item>
        <text:list-item>
          <text:p text:style-name="P27"><text:span text:style-name="T16">Guidata </text:span>[Vettura – Pilota]<text:tab/><text:span text:style-name="T14">(potrebbe esistere un'entità equipaggio tra i due -&gt; cosa conterrebbe?)</text:span></text:p>
        </text:list-item>
        <text:list-item>
          <text:p text:style-name="P27"><text:span text:style-name="T16">Fatta </text:span>[Vettura – Componente]</text:p>
        </text:list-item>
        <text:list-item>
          <text:p text:style-name="P27"><text:span text:style-name="T16">Realizzato </text:span>[Componente – Costruttore]</text:p>
        </text:list-item>
        <text:list-item>
          <text:p text:style-name="P27"><text:span text:style-name="T16">Prodotta </text:span>[Scuderia – Vettura]</text:p>
        </text:list-item>
        <text:list-item>
          <text:p text:style-name="P27">[Scuderia – Gentleman] (?)</text:p>
        </text:list-item>
        <text:list-item>
          <text:p text:style-name="P29"><text:soft-page-break/>[Scuderia – Pilota] (?)(ci sono cicli)</text:p>
        </text:list-item>
        <text:list-item>
          <text:p text:style-name="P27">[Se ci fosse un'entità finanziatore la si potrebbe collegare a scuderia, ma non si avrebbero piloti, e soprattutto gentleman, duplicati?]</text:p>
        </text:list-item>
        <text:list-item>
          <text:p text:style-name="P28">[Pilota – 3SE]</text:p>
        </text:list-item>
        <text:list-item>
          <text:p text:style-name="P28">[Componente – 3SE]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1:13:47.853440009</meta:creation-date>
    <dc:date>2023-11-15T08:57:02.410560385</dc:date>
    <meta:editing-duration>PT2H5M6S</meta:editing-duration>
    <meta:editing-cycles>41</meta:editing-cycles>
    <meta:generator>LibreOffice/7.3.7.2$Linux_X86_64 LibreOffice_project/30$Build-2</meta:generator>
    <meta:document-statistic meta:table-count="0" meta:image-count="0" meta:object-count="0" meta:page-count="4" meta:paragraph-count="88" meta:word-count="997" meta:character-count="6462" meta:non-whitespace-character-count="5600"/>
  </office:meta>
</office:document-meta>
</file>